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4.1 Campo CodEspecialida:O campo do código da especialida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4.2 Campo Nome:O campo nome deve ter no mínimo 5 letras.</text:p>
          </table:table-cell>
        </table:table-row>
        <table:table-row table:style-name="ro2">
          <table:table-cell office:value-type="string" calcext:value-type="string">
            <text:p>RN 4.3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6.1 Campo CodProcedimento:O campo do código procedi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6.2 Campo Nome:O campo nome deve ter no mínimo 5 letras.</text:p>
          </table:table-cell>
        </table:table-row>
        <table:table-row table:style-name="ro2">
          <table:table-cell office:value-type="string" calcext:value-type="string">
            <text:p>RN 6.3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7-Lanç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consultas,onde deve ser agendadas as consult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7.1 Campo CodConsulta:O campo do código consultas deve ser preenchido automaticamente na ordem crescente.</text:p>
          </table:table-cell>
        </table:table-row>
        <table:table-row table:style-name="ro2">
          <table:table-cell office:value-type="string" calcext:value-type="string">
            <text:p>RN 7.2 Campo Médico:O campo medico deve ter uma lista para escolher o nome do médico.</text:p>
          </table:table-cell>
        </table:table-row>
        <table:table-row table:style-name="ro2">
          <table:table-cell office:value-type="string" calcext:value-type="string">
            <text:p>RN 7.3 Campo Paciente:O campo paciente deve ter uma lista para escolher o nome do paciente.</text:p>
          </table:table-cell>
        </table:table-row>
        <table:table-row table:style-name="ro2">
          <table:table-cell office:value-type="string" calcext:value-type="string">
            <text:p>RN 7.4 Campo Data :O campo data deve ser preenchido no formato dia/mês/ano.</text:p>
          </table:table-cell>
        </table:table-row>
        <table:table-row table:style-name="ro2">
          <table:table-cell office:value-type="string" calcext:value-type="string">
            <text:p>RN 7.5 Campo Hora:O campo hora deve ser preenchido no formato horas/minutos/segundos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Prescrição:O campo pr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8-Lançar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acientes,onde deve ser cadastrados todos os paciente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8.1 Campo CodPaciente:O campo do código pacient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8.2 Campo Nome:O campo nome deve ter no mínimo 5 letras.</text:p>
          </table:table-cell>
        </table:table-row>
        <table:table-row table:style-name="ro2">
          <table:table-cell office:value-type="string" calcext:value-type="string">
            <text:p>RN 8.3 Campo Cpf:O campo cpf deve ser preenchidos com 11 números sem os pontos e o traço.</text:p>
          </table:table-cell>
        </table:table-row>
        <table:table-row table:style-name="ro2">
          <table:table-cell office:value-type="string" calcext:value-type="string">
            <text:p>RN 8.4 Campo Rg:O campo rg deve ser preenchidos com números e letras.</text:p>
          </table:table-cell>
        </table:table-row>
        <table:table-row table:style-name="ro2">
          <table:table-cell office:value-type="string" calcext:value-type="string">
            <text:p>RN 8.5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8.6 Campos Numero:O campo numero deve ser preenchido apenas com números.</text:p>
          </table:table-cell>
        </table:table-row>
        <table:table-row table:style-name="ro2">
          <table:table-cell office:value-type="string" calcext:value-type="string">
            <text:p>RN 8.7 Campo Bairro:O campo bairro deve ser preenchido com letras e/ou números.</text:p>
          </table:table-cell>
        </table:table-row>
        <table:table-row table:style-name="ro2">
          <table:table-cell office:value-type="string" calcext:value-type="string">
            <text:p>RN 8.8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8.9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8.10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8.11 Campo Tipo Sanguíneo:O campo tipo sanguíneo deve ser escolhido em uma lista já cadastrada.</text:p>
          </table:table-cell>
        </table:table-row>
        <table:table-row table:style-name="ro2">
          <table:table-cell office:value-type="string" calcext:value-type="string">
            <text:p>RN 8.12 Campo Profissão:O campo profissão <text:s/>deve ser preenchido com letra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9-Lançar Dados Momentâneos do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triagem de pacientes,onde pacientes já cadastrados poderão ter sues dados alte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9.1 Campo CodPaciente:Deverá ser informado código ou o nome do paciente que já possua um cadastra.</text:p>
          </table:table-cell>
        </table:table-row>
        <table:table-row table:style-name="ro2">
          <table:table-cell office:value-type="string" calcext:value-type="string">
            <text:p>RN 9.2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9.3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9.4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9.5 Campo Sintomas:O campo sintomas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0-Lançar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medicamentos,onde deve ser cadastrado os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0.1 Campo CodMedicamento:O campo do código medica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0.2 Campo Nome:O campo nome deve ter no mínimo 5 letras.</text:p>
          </table:table-cell>
        </table:table-row>
        <table:table-row table:style-name="ro2">
          <table:table-cell office:value-type="string" calcext:value-type="string">
            <text:p>RN 10.3 Campo Descrição:O campo descrição deve conte no mínimo 10 e o máximo 500 caracteres.</text:p>
          </table:table-cell>
        </table:table-row>
        <table:table-row table:style-name="ro2">
          <table:table-cell office:value-type="string" calcext:value-type="string">
            <text:p>RN 10.4 Campo Quantidade:O campo quantidade deve ter quatro subcampos:inicial,Entrada,saída e total. Apenas o campos inicial poderá ser manipulado pelo usuáriom,os demais campos serão apenas informações de estoque do medicament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1-Lançar Entrada de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para entrada de estoque de medicamentos,onde deve ser lançado as entradas de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1.1 Campo CodEntrada:O campo do código entrada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1.2 Campo CodMedicamento:O campo do código medicamento deve ser inserido o código do medicamento já cadastrado.</text:p>
          </table:table-cell>
        </table:table-row>
        <table:table-row table:style-name="ro2">
          <table:table-cell office:value-type="string" calcext:value-type="string">
            <text:p>RN 11.3 Campo DataEntrada:O campo data entrada deve utilizar o horário do sistema.</text:p>
          </table:table-cell>
        </table:table-row>
        <table:table-row table:style-name="ro2">
          <table:table-cell office:value-type="string" calcext:value-type="string">
            <text:p>RN 11.4 Campo Quantidade:O campo quantidade deve ter apenas números inteiros maiores que ZERO.</text:p>
          </table:table-cell>
        </table:table-row>
        <table:table-row table:style-name="ro2">
          <table:table-cell office:value-type="string" calcext:value-type="string">
            <text:p>RN 11.5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2-Pesquisar Usuári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todos os usuários cadast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2.1 Campo Pesquisar por:O sistema deve dar a opção de pesquisa por vários campos ex:.CodUsuario,Nome.</text:p>
          </table:table-cell>
        </table:table-row>
        <table:table-row table:style-name="ro2">
          <table:table-cell office:value-type="string" calcext:value-type="string">
            <text:p>RN 12.2 Campos de Alteração:O sistema deve dar a opção de editar e excluir um cadastro na tela de pesquisa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3-Pesquis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para as consultas cadastrad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3.1 Campo Pesquisar por:O sistema deve dar a opção de pesquisa por vários campos ex:.CodConsulta,Nome usuário,data.</text:p>
          </table:table-cell>
        </table:table-row>
        <table:table-row table:style-name="ro2">
          <table:table-cell office:value-type="string" calcext:value-type="string">
            <text:p>RN 13.2 Campos de Alteração:O sistema deve dar a opção de editar e excluir uma consulta na tela de pesquisa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4-Pesquisar Usuári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todos os Médicos cadast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4.1 Campo Pesquisar por:O sistema deve dar a opção de pesquisa por vários campos ex:.CodMedico,Nome,Crm.</text:p>
          </table:table-cell>
        </table:table-row>
        <table:table-row table:style-name="ro2">
          <table:table-cell office:value-type="string" calcext:value-type="string">
            <text:p>RN 14.2 Campos de Alteração:O sistema deve dar a opção de editar e excluir um cadastro na tela de pesquis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0:39:23.3391771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20:41:20.621160315</dc:date>
    <meta:editing-duration>PT2H18M22S</meta:editing-duration>
    <meta:editing-cycles>30</meta:editing-cycles>
    <meta:generator>LibreOffice/5.1.4.2$Linux_X86_64 LibreOffice_project/10m0$Build-2</meta:generator>
    <meta:document-statistic meta:table-count="1" meta:cell-count="118" meta:object-count="0"/>
  </office:meta>
</office:document-meta>
</file>